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5.5638in"/>
    </style:style>
    <style:style style:name="co3" style:family="table-column">
      <style:table-column-properties fo:break-before="auto" style:column-width="2.1339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2.4555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1.8807in"/>
    </style:style>
    <style:style style:name="co9" style:family="table-column">
      <style:table-column-properties fo:break-before="auto" style:column-width="1.7445in"/>
    </style:style>
    <style:style style:name="co10" style:family="table-column">
      <style:table-column-properties fo:break-before="auto" style:column-width="2.0661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2.5516in"/>
    </style:style>
    <style:style style:name="co13" style:family="table-column">
      <style:table-column-properties fo:break-before="auto" style:column-width="2.1437in"/>
    </style:style>
    <style:style style:name="co14" style:family="table-column">
      <style:table-column-properties fo:break-before="auto" style:column-width="2.0272in"/>
    </style:style>
    <style:style style:name="co15" style:family="table-column">
      <style:table-column-properties fo:break-before="auto" style:column-width="2.0583in"/>
    </style:style>
    <style:style style:name="co16" style:family="table-column">
      <style:table-column-properties fo:break-before="auto" style:column-width="2.5618in"/>
    </style:style>
    <style:style style:name="co17" style:family="table-column">
      <style:table-column-properties fo:break-before="auto" style:column-width="1.5437in"/>
    </style:style>
    <style:style style:name="co18" style:family="table-column">
      <style:table-column-properties fo:break-before="auto" style:column-width="2.1764in"/>
    </style:style>
    <style:style style:name="co19" style:family="table-column">
      <style:table-column-properties fo:break-before="auto" style:column-width="2.2618in"/>
    </style:style>
    <style:style style:name="co20" style:family="table-column">
      <style:table-column-properties fo:break-before="auto" style:column-width="1.6508in"/>
    </style:style>
    <style:style style:name="co21" style:family="table-column">
      <style:table-column-properties fo:break-before="auto" style:column-width="2.047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5972in"/>
    </style:style>
    <style:style style:name="co24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2" table:default-cell-style-name="ce1"/>
        <table:table-column table:style-name="co24" table:default-cell-style-name="ce1"/>
        <table:table-column table:style-name="co22" table:number-columns-repeated="16359" table:default-cell-style-name="ce1"/>
        <table:table-row table:style-name="ro1">
          <table:table-cell table:number-columns-repeated="2"/>
          <table:table-cell table:style-name="ce5" table:formula="of:=LEFT([.B1];8)">
            <text:p/>
          </table:table-cell>
          <table:table-cell table:formula="of:=MID([.B1];17;9)">
            <text:p/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D[63] State Dirty</text:p>
          </table:table-cell>
          <table:table-cell office:value-type="string" calcext:value-type="string">
            <text:p>WPRI[62:38]</text:p>
          </table:table-cell>
          <table:table-cell office:value-type="string" calcext:value-type="string">
            <text:p>MBE[37] Machine Big endian</text:p>
          </table:table-cell>
          <table:table-cell office:value-type="string" calcext:value-type="string">
            <text:p>SBE[36] Supervisor Big Endian</text:p>
          </table:table-cell>
          <table:table-cell office:value-type="string" calcext:value-type="string">
            <text:p>SXL[35:34] Supervisor XLEN</text:p>
          </table:table-cell>
          <table:table-cell office:value-type="string" calcext:value-type="string">
            <text:p>UXL[33:32] User XLEN</text:p>
          </table:table-cell>
          <table:table-cell office:value-type="string" calcext:value-type="string">
            <text:p>WPRI[31:23]</text:p>
          </table:table-cell>
          <table:table-cell office:value-type="string" calcext:value-type="string">
            <text:p>TSR[22] Trap Select</text:p>
          </table:table-cell>
          <table:table-cell office:value-type="string" calcext:value-type="string">
            <text:p>TW[21] Timeout Wait</text:p>
          </table:table-cell>
          <table:table-cell office:value-type="string" calcext:value-type="string">
            <text:p>TVM[20] Trap Virtual Mem</text:p>
          </table:table-cell>
          <table:table-cell office:value-type="string" calcext:value-type="string">
            <text:p>MXR[19] Make Executable Readable</text:p>
          </table:table-cell>
          <table:table-cell office:value-type="string" calcext:value-type="string">
            <text:p>SUM[18] Supervisor User Mem access</text:p>
          </table:table-cell>
          <table:table-cell office:value-type="string" calcext:value-type="string">
            <text:p>MPRV[17] Machine Privilege</text:p>
          </table:table-cell>
          <table:table-cell office:value-type="string" calcext:value-type="string">
            <text:p>XS[16:15] Extension State</text:p>
          </table:table-cell>
          <table:table-cell office:value-type="string" calcext:value-type="string">
            <text:p>FS[14:13] Floating Point Status</text:p>
          </table:table-cell>
          <table:table-cell office:value-type="string" calcext:value-type="string">
            <text:p>MPP[12:11] Machine Previous Privilege</text:p>
          </table:table-cell>
          <table:table-cell office:value-type="string" calcext:value-type="string">
            <text:p>VS[10:9] Vector Status</text:p>
          </table:table-cell>
          <table:table-cell office:value-type="string" calcext:value-type="string">
            <text:p>SPP[8] Supervisor Prev Privilege</text:p>
          </table:table-cell>
          <table:table-cell office:value-type="string" calcext:value-type="string">
            <text:p>MPIE[7] Machine Prev Interrupt en</text:p>
          </table:table-cell>
          <table:table-cell office:value-type="string" calcext:value-type="string">
            <text:p>UBE[6] User Big Endian</text:p>
          </table:table-cell>
          <table:table-cell office:value-type="string" calcext:value-type="string">
            <text:p>SPIE[5] Supervisor prev int en</text:p>
          </table:table-cell>
          <table:table-cell office:value-type="string" calcext:value-type="string">
            <text:p>WPRI[4]</text:p>
          </table:table-cell>
          <table:table-cell office:value-type="string" calcext:value-type="string">
            <text:p>MIE[3] Machine Inter En</text:p>
          </table:table-cell>
          <table:table-cell office:value-type="string" calcext:value-type="string">
            <text:p>WPRI[2]</text:p>
          </table:table-cell>
          <table:table-cell office:value-type="string" calcext:value-type="string">
            <text:p>SIE[1] Supervisor Inter En</text:p>
          </table:table-cell>
          <table:table-cell office:value-type="string" calcext:value-type="string">
            <text:p>WPRI[0]</text:p>
          </table:table-cell>
          <table:table-cell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0000000000000000000000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0000000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16358"/>
        </table:table-row>
        <table:table-row table:style-name="ro1">
          <table:table-cell table:style-name="ce2" office:value-type="string" calcext:value-type="string">
            <text:p>mstatus6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3:0</text:p>
          </table:table-cell>
          <table:table-cell table:formula="of:=COM.MICROSOFT.TEXTJOIN(&quot;&quot;; 0 ; [.A3:.Z3])" office:value-type="string" office:string-value="0000000000000000000000000000101000000000000000000000000010100000" calcext:value-type="string">
            <text:p>0000000000000000000000000000101000000000000000000000000010100000</text:p>
          </table:table-cell>
          <table:table-cell table:style-name="Default" table:formula="of:=COM.MICROSOFT.TEXTJOIN(&quot;&quot;;1;[.C6:.C13])" office:value-type="string" office:string-value="0000000A000000A0" calcext:value-type="string">
            <text:p>0000000A000000A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63:56</text:p>
          </table:table-cell>
          <table:table-cell table:formula="of:=LEFT([.B5];8)" office:value-type="string" office:string-value="00000000" calcext:value-type="string">
            <text:p>00000000</text:p>
          </table:table-cell>
          <table:table-cell table:style-name="Default" table:formula="of:=DEC2HEX(BIN2DEC([.B6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5:48</text:p>
          </table:table-cell>
          <table:table-cell table:formula="of:=MID([.B5];9;8)" office:value-type="string" office:string-value="00000000" calcext:value-type="string">
            <text:p>00000000</text:p>
          </table:table-cell>
          <table:table-cell table:style-name="Default" table:formula="of:=DEC2HEX(BIN2DEC([.B7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:40</text:p>
          </table:table-cell>
          <table:table-cell table:formula="of:=MID([.B5];17;8)" office:value-type="string" office:string-value="00000000" calcext:value-type="string">
            <text:p>00000000</text:p>
          </table:table-cell>
          <table:table-cell table:style-name="Default" table:formula="of:=DEC2HEX(BIN2DEC([.B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9:32</text:p>
          </table:table-cell>
          <table:table-cell table:formula="of:=MID([.B5];25;8)" office:value-type="string" office:string-value="00001010" calcext:value-type="string">
            <text:p>00001010</text:p>
          </table:table-cell>
          <table:table-cell table:style-name="Default" table:formula="of:=DEC2HEX(BIN2DEC([.B9]);2)" office:value-type="string" office:string-value="0A" calcext:value-type="string">
            <text:p>0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formula="of:=MID([.B5];33;8)" office:value-type="string" office:string-value="00000000" calcext:value-type="string">
            <text:p>00000000</text:p>
          </table:table-cell>
          <table:table-cell table:style-name="Default" table:formula="of:=DEC2HEX(BIN2DEC([.B1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formula="of:=MID([.B5];41;8)" office:value-type="string" office:string-value="00000000" calcext:value-type="string">
            <text:p>00000000</text:p>
          </table:table-cell>
          <table:table-cell table:style-name="Default" table:formula="of:=DEC2HEX(BIN2DEC([.B11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formula="of:=MID([.B5];49;8)" office:value-type="string" office:string-value="00000000" calcext:value-type="string">
            <text:p>00000000</text:p>
          </table:table-cell>
          <table:table-cell table:style-name="Default" table:formula="of:=DEC2HEX(BIN2DEC([.B12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formula="of:=RIGHT([.B5];8)" office:value-type="string" office:string-value="10100000" calcext:value-type="string">
            <text:p>10100000</text:p>
          </table:table-cell>
          <table:table-cell table:style-name="Default" table:formula="of:=DEC2HEX(BIN2DEC([.B13]);2)" office:value-type="string" office:string-value="A0" calcext:value-type="string">
            <text:p>A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[31] State Dirty</text:p>
          </table:table-cell>
          <table:table-cell office:value-type="string" calcext:value-type="string">
            <text:p>WPRI[30:23]</text:p>
          </table:table-cell>
          <table:table-cell office:value-type="string" calcext:value-type="string">
            <text:p>TSR[22] Trap Sret</text:p>
          </table:table-cell>
          <table:table-cell office:value-type="string" calcext:value-type="string">
            <text:p>TW[21] Timeout Wait</text:p>
          </table:table-cell>
          <table:table-cell office:value-type="string" calcext:value-type="string">
            <text:p>TVM[20] Trap virtual mem</text:p>
          </table:table-cell>
          <table:table-cell office:value-type="string" calcext:value-type="string">
            <text:p>MXR[19] Make Executable Readable</text:p>
          </table:table-cell>
          <table:table-cell office:value-type="string" calcext:value-type="string">
            <text:p>SUM[18] Supervisor User Mem acc</text:p>
          </table:table-cell>
          <table:table-cell office:value-type="string" calcext:value-type="string">
            <text:p>MPRV[17] Machine Privilege</text:p>
          </table:table-cell>
          <table:table-cell office:value-type="string" calcext:value-type="string">
            <text:p>XS[16:15] Extension State</text:p>
          </table:table-cell>
          <table:table-cell office:value-type="string" calcext:value-type="string">
            <text:p>FS[14:13] Floating Point Status</text:p>
          </table:table-cell>
          <table:table-cell office:value-type="string" calcext:value-type="string">
            <text:p>MPP[12:11] Machine Previous Priv</text:p>
          </table:table-cell>
          <table:table-cell office:value-type="string" calcext:value-type="string">
            <text:p>VS[10:9] Vector Status</text:p>
          </table:table-cell>
          <table:table-cell office:value-type="string" calcext:value-type="string">
            <text:p>SPP[8] Supervisor Previous Priv</text:p>
          </table:table-cell>
          <table:table-cell office:value-type="string" calcext:value-type="string">
            <text:p>MPIE[7] Machine Prev Int En</text:p>
          </table:table-cell>
          <table:table-cell office:value-type="string" calcext:value-type="string">
            <text:p>UBE[6] User Big Endian</text:p>
          </table:table-cell>
          <table:table-cell office:value-type="string" calcext:value-type="string">
            <text:p>SPIE[5] Supervisor Previous Int En</text:p>
          </table:table-cell>
          <table:table-cell office:value-type="string" calcext:value-type="string">
            <text:p>WPRI[4]</text:p>
          </table:table-cell>
          <table:table-cell office:value-type="string" calcext:value-type="string">
            <text:p>MIE[3] Machine Inter En</text:p>
          </table:table-cell>
          <table:table-cell office:value-type="string" calcext:value-type="string">
            <text:p>WPRI[2]</text:p>
          </table:table-cell>
          <table:table-cell office:value-type="string" calcext:value-type="string">
            <text:p>SIE[1] Supervisor Int En</text:p>
          </table:table-cell>
          <table:table-cell office:value-type="string" calcext:value-type="string">
            <text:p>WPRI[0]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00000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mstatus32</text:p>
          </table:table-cell>
          <table:table-cell table:style-name="ce4" table:formula="of:=COM.MICROSOFT.TEXTJOIN(&quot;&quot;;1;[.A16:.U16])" office:value-type="string" office:string-value="00000000000000000000000010100000" calcext:value-type="string">
            <text:p>00000000000000000000000010100000</text:p>
          </table:table-cell>
          <table:table-cell table:style-name="ce4" table:formula="of:=COM.MICROSOFT.TEXTJOIN(&quot;&quot;;1;[.C18:.C21])" office:value-type="string" office:string-value="000000A0" calcext:value-type="string">
            <text:p>000000A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17];8)" office:value-type="string" office:string-value="00000000" calcext:value-type="string">
            <text:p>00000000</text:p>
          </table:table-cell>
          <table:table-cell table:style-name="ce4" table:formula="of:= DEC2HEX(BIN2DEC([.B1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17];9;8)" office:value-type="string" office:string-value="00000000" calcext:value-type="string">
            <text:p>00000000</text:p>
          </table:table-cell>
          <table:table-cell table:style-name="ce4" table:formula="of:= DEC2HEX(BIN2DEC([.B1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17];17;8)" office:value-type="string" office:string-value="00000000" calcext:value-type="string">
            <text:p>00000000</text:p>
          </table:table-cell>
          <table:table-cell table:style-name="ce4" table:formula="of:= DEC2HEX(BIN2DEC([.B2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17];8)" office:value-type="string" office:string-value="10100000" calcext:value-type="string">
            <text:p>10100000</text:p>
          </table:table-cell>
          <table:table-cell table:style-name="ce4" table:formula="of:= DEC2HEX(BIN2DEC([.B21]);2)" office:value-type="string" office:string-value="A0" calcext:value-type="string">
            <text:p>A0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style-name="ro1">
          <table:table-cell office:value-type="string" calcext:value-type="string">
            <text:p>WPRI[31:11]</text:p>
          </table:table-cell>
          <table:table-cell office:value-type="string" calcext:value-type="string">
            <text:p>MDT[10]</text:p>
          </table:table-cell>
          <table:table-cell office:value-type="string" calcext:value-type="string">
            <text:p>MPELP[9]</text:p>
          </table:table-cell>
          <table:table-cell office:value-type="string" calcext:value-type="string">
            <text:p>WPRI[8]</text:p>
          </table:table-cell>
          <table:table-cell office:value-type="string" calcext:value-type="string">
            <text:p>MPV[7]</text:p>
          </table:table-cell>
          <table:table-cell office:value-type="string" calcext:value-type="string">
            <text:p>GVA[6]</text:p>
          </table:table-cell>
          <table:table-cell office:value-type="string" calcext:value-type="string">
            <text:p>MBE[5]</text:p>
          </table:table-cell>
          <table:table-cell office:value-type="string" calcext:value-type="string">
            <text:p>SBE[4]</text:p>
          </table:table-cell>
          <table:table-cell office:value-type="string" calcext:value-type="string">
            <text:p>WPRI[3:0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00000000000000000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mstatush32</text:p>
          </table:table-cell>
          <table:table-cell table:style-name="ce4" table:formula="of:=COM.MICROSOFT.TEXTJOIN(&quot;&quot;;1;[.A24:.U24])" office:value-type="string" office:string-value="00000000000000000000000000000000" calcext:value-type="string">
            <text:p>00000000000000000000000000000000</text:p>
          </table:table-cell>
          <table:table-cell table:style-name="ce4" table:formula="of:=COM.MICROSOFT.TEXTJOIN(&quot;&quot;;1;[.C26:.C29])" office:value-type="string" office:string-value="00000000" calcext:value-type="string">
            <text:p>000000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25];8)" office:value-type="string" office:string-value="00000000" calcext:value-type="string">
            <text:p>00000000</text:p>
          </table:table-cell>
          <table:table-cell table:style-name="ce4" table:formula="of:= DEC2HEX(BIN2DEC([.B26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25];9;8)" office:value-type="string" office:string-value="00000000" calcext:value-type="string">
            <text:p>00000000</text:p>
          </table:table-cell>
          <table:table-cell table:style-name="ce4" table:formula="of:= DEC2HEX(BIN2DEC([.B27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25];17;8)" office:value-type="string" office:string-value="00000000" calcext:value-type="string">
            <text:p>00000000</text:p>
          </table:table-cell>
          <table:table-cell table:style-name="ce4" table:formula="of:= DEC2HEX(BIN2DEC([.B28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25];8)" office:value-type="string" office:string-value="00000000" calcext:value-type="string">
            <text:p>00000000</text:p>
          </table:table-cell>
          <table:table-cell table:style-name="ce4" table:formula="of:= DEC2HEX(BIN2DEC([.B29]);2)" office:value-type="string" office:string-value="00" calcext:value-type="string">
            <text:p>00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MXL[63:62] Machine XLEN</text:p>
          </table:table-cell>
          <table:table-cell office:value-type="string" calcext:value-type="string">
            <text:p>WARL[61:26]</text:p>
          </table:table-cell>
          <table:table-cell office:value-type="string" calcext:value-type="string">
            <text:p>Extensions[25: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0000000000000000000000000000000000</text:p>
          </table:table-cell>
          <table:table-cell office:value-type="string" calcext:value-type="string">
            <text:p>00000000000000000010000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sa64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63:0</text:p>
          </table:table-cell>
          <table:table-cell table:formula="of:=COM.MICROSOFT.TEXTJOIN(&quot;&quot;; 0 ; [.A32:.Z32])" office:value-type="string" office:string-value="1000000000000000000000000000000000000000000000000000000010000000" calcext:value-type="string">
            <text:p>1000000000000000000000000000000000000000000000000000000010000000</text:p>
          </table:table-cell>
          <table:table-cell table:style-name="Default" table:formula="of:=COM.MICROSOFT.TEXTJOIN(&quot;&quot;;1;[.C35:.C42])" office:value-type="string" office:string-value="8000000000000080" calcext:value-type="string">
            <text:p>80000000000000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63:56</text:p>
          </table:table-cell>
          <table:table-cell table:formula="of:=LEFT([.B34];8)" office:value-type="string" office:string-value="10000000" calcext:value-type="string">
            <text:p>10000000</text:p>
          </table:table-cell>
          <table:table-cell table:style-name="Default" table:formula="of:=DEC2HEX(BIN2DEC([.B35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5:48</text:p>
          </table:table-cell>
          <table:table-cell table:formula="of:=MID([.B34];9;8)" office:value-type="string" office:string-value="00000000" calcext:value-type="string">
            <text:p>00000000</text:p>
          </table:table-cell>
          <table:table-cell table:style-name="Default" table:formula="of:=DEC2HEX(BIN2DEC([.B36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7:40</text:p>
          </table:table-cell>
          <table:table-cell table:formula="of:=MID([.B34];17;8)" office:value-type="string" office:string-value="00000000" calcext:value-type="string">
            <text:p>00000000</text:p>
          </table:table-cell>
          <table:table-cell table:style-name="Default" table:formula="of:=DEC2HEX(BIN2DEC([.B37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9:32</text:p>
          </table:table-cell>
          <table:table-cell table:formula="of:=MID([.B34];25;8)" office:value-type="string" office:string-value="00000000" calcext:value-type="string">
            <text:p>00000000</text:p>
          </table:table-cell>
          <table:table-cell table:style-name="Default" table:formula="of:=DEC2HEX(BIN2DEC([.B3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formula="of:=MID([.B34];33;8)" office:value-type="string" office:string-value="00000000" calcext:value-type="string">
            <text:p>00000000</text:p>
          </table:table-cell>
          <table:table-cell table:style-name="Default" table:formula="of:=DEC2HEX(BIN2DEC([.B3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formula="of:=MID([.B34];41;8)" office:value-type="string" office:string-value="00000000" calcext:value-type="string">
            <text:p>00000000</text:p>
          </table:table-cell>
          <table:table-cell table:style-name="Default" table:formula="of:=DEC2HEX(BIN2DEC([.B40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formula="of:=MID([.B34];49;8)" office:value-type="string" office:string-value="00000000" calcext:value-type="string">
            <text:p>00000000</text:p>
          </table:table-cell>
          <table:table-cell table:style-name="Default" table:formula="of:=DEC2HEX(BIN2DEC([.B41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formula="of:=RIGHT([.B34];8)" office:value-type="string" office:string-value="10000000" calcext:value-type="string">
            <text:p>10000000</text:p>
          </table:table-cell>
          <table:table-cell table:style-name="Default" table:formula="of:=DEC2HEX(BIN2DEC([.B42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XL[31:30] Machine XLEN</text:p>
          </table:table-cell>
          <table:table-cell office:value-type="string" calcext:value-type="string">
            <text:p>WARL[29:26]</text:p>
          </table:table-cell>
          <table:table-cell office:value-type="string" calcext:value-type="string">
            <text:p>Extensions[25:0]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0000000000000000010000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sa32</text:p>
          </table:table-cell>
          <table:table-cell table:style-name="ce4" table:formula="of:=COM.MICROSOFT.TEXTJOIN(&quot;&quot;;1;[.A45:.U45])" office:value-type="string" office:string-value="01000000000000000000000010000000" calcext:value-type="string">
            <text:p>01000000000000000000000010000000</text:p>
          </table:table-cell>
          <table:table-cell table:style-name="ce4" table:formula="of:=COM.MICROSOFT.TEXTJOIN(&quot;&quot;;1;[.C47:.C50])" office:value-type="string" office:string-value="40000080" calcext:value-type="string">
            <text:p>4000008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31:24</text:p>
          </table:table-cell>
          <table:table-cell table:style-name="ce4" table:formula="of:=LEFT([.B46];8)" office:value-type="string" office:string-value="01000000" calcext:value-type="string">
            <text:p>01000000</text:p>
          </table:table-cell>
          <table:table-cell table:style-name="ce4" table:formula="of:= DEC2HEX(BIN2DEC([.B47]);2)" office:value-type="string" office:string-value="40" calcext:value-type="string">
            <text:p>4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3:16</text:p>
          </table:table-cell>
          <table:table-cell table:style-name="ce4" table:formula="of:=MID([.B46];9;8)" office:value-type="string" office:string-value="00000000" calcext:value-type="string">
            <text:p>00000000</text:p>
          </table:table-cell>
          <table:table-cell table:style-name="ce4" table:formula="of:= DEC2HEX(BIN2DEC([.B48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5:8</text:p>
          </table:table-cell>
          <table:table-cell table:style-name="ce4" table:formula="of:=MID([.B46];17;8)" office:value-type="string" office:string-value="00000000" calcext:value-type="string">
            <text:p>00000000</text:p>
          </table:table-cell>
          <table:table-cell table:style-name="ce4" table:formula="of:= DEC2HEX(BIN2DEC([.B49]);2)" office:value-type="string" office:string-value="00" calcext:value-type="string">
            <text:p>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:0</text:p>
          </table:table-cell>
          <table:table-cell table:style-name="ce4" table:formula="of:=RIGHT([.B46];8)" office:value-type="string" office:string-value="10000000" calcext:value-type="string">
            <text:p>10000000</text:p>
          </table:table-cell>
          <table:table-cell table:style-name="ce4" table:formula="of:= DEC2HEX(BIN2DEC([.B50]);2)" office:value-type="string" office:string-value="80" calcext:value-type="string">
            <text:p>80</text:p>
          </table:table-cell>
          <table:table-cell table:number-columns-repeated="16381"/>
        </table:table-row>
        <table:table-row table:style-name="ro1" table:number-rows-repeated="2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5:34:42.310920350</meta:creation-date>
    <dc:date>2025-08-31T18:10:50.386595598</dc:date>
    <meta:editing-duration>PT2H30M42S</meta:editing-duration>
    <meta:editing-cycles>10</meta:editing-cycles>
    <meta:generator>LibreOffice/7.4.7.2$Linux_X86_64 LibreOffice_project/40$Build-2</meta:generator>
    <meta:document-statistic meta:table-count="1" meta:cell-count="227" meta:object-count="0"/>
  </office:meta>
</office:document-meta>
</file>